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s Almanzar</text:p>
      <text:p text:style-name="P1">3/5/14</text:p>
      <text:p text:style-name="P1">Documentation</text:p>
      <text:p text:style-name="P2">Projects 6</text:p>
      <text:p text:style-name="P3"><text:tab/>For this project I used two different classes for my data manipulation and storing. <text:s/>Space was dynamically allocated for four different decks of the class card for 52 cards each. <text:s/>Then memory gets allocated for the players depending on how many players the user inputs. <text:s/>The memory needed for the suit, location, ids and names are all allocated and deallocated within the constructor and destructor of each object. <text:s text:c="4"/></text:p>
      <text:p text:style-name="P3"><text:tab/>The program will prompt for the name of the file to get the cards. <text:s/>It will read in the suit to a temporary string and copy it to the data member suit. <text:s/>Likewise with the rank but instead of a string it is a temporary integer. <text:s/>Then it will ask for the name of the file holding the players and their ids. <text:s/>It will then ask for the number of players. <text:s/>This is when the amount of player objects are created and assigned. <text:s text:c="2"/></text:p>
      <text:p text:style-name="P3"><text:tab/>The main menu is then brought up. <text:s/>You can shuffle the cards which will copy the cards from the unshuffled to shuffled deck using the function I created as a card member function then swapping then multiple times within the shuffled array. <text:s/>The rest of the options just have to do with displaying the 4 different decks and the players with their ids. <text:s/>All those options are self explanatory and are just a simple loop of the class' print function.</text:p>
      <text:p text:style-name="P3"><text:tab/>I did not really have any problems. <text:s/>I am not 100% if I used constructors and destructors correctly but after a little bit of testing they seemed to be working just fine. <text:s/>I think I remembered to deallocate everything that had memory allocated to it dynamically so I shouldn't have any memory leaks. <text:s/>Everything seems to be working 100%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6:29:16</meta:creation-date>
    <meta:generator>LibreOffice/3.5$Linux_x86 LibreOffice_project/350m1$Build-2</meta:generator>
    <dc:date>2014-03-05T19:31:18</dc:date>
    <meta:editing-duration>P0D</meta:editing-duration>
    <meta:editing-cycles>1</meta:editing-cycles>
    <meta:document-statistic meta:table-count="0" meta:image-count="0" meta:object-count="0" meta:page-count="1" meta:paragraph-count="8" meta:word-count="296" meta:character-count="1674" meta:non-whitespace-character-count="1356"/>
  </office:meta>
</office:document-meta>
</file>